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2ba6" officeooo:paragraph-rsid="00022ba6"/>
    </style:style>
    <style:style style:name="P2" style:family="paragraph" style:parent-style-name="Standard">
      <style:text-properties officeooo:rsid="00022ba6" officeooo:paragraph-rsid="0003f8fc"/>
    </style:style>
    <style:style style:name="P3" style:family="paragraph" style:parent-style-name="Standard" style:list-style-name="L2">
      <style:text-properties officeooo:rsid="00022ba6" officeooo:paragraph-rsid="0003f8fc"/>
    </style:style>
    <style:style style:name="P4" style:family="paragraph" style:parent-style-name="Standard">
      <style:text-properties officeooo:paragraph-rsid="00022ba6"/>
    </style:style>
    <style:style style:name="P5" style:family="paragraph" style:parent-style-name="Standard">
      <style:text-properties style:font-name="Liberation Serif" fo:font-size="12pt" officeooo:paragraph-rsid="00022ba6" style:font-size-asian="12pt" style:font-size-complex="12pt"/>
    </style:style>
    <style:style style:name="P6" style:family="paragraph" style:parent-style-name="Standard">
      <style:text-properties style:font-name="Liberation Serif" fo:font-size="12pt" officeooo:rsid="0006933e" officeooo:paragraph-rsid="0006933e" style:font-size-asian="12pt" style:font-size-complex="12pt"/>
    </style:style>
    <style:style style:name="P7" style:family="paragraph" style:parent-style-name="Standard">
      <style:text-properties style:font-name="Liberation Serif" officeooo:paragraph-rsid="00085b15"/>
    </style:style>
    <style:style style:name="P8" style:family="paragraph" style:parent-style-name="Standard">
      <style:text-properties style:font-name="Liberation Serif" officeooo:paragraph-rsid="0009b9fe"/>
    </style:style>
    <style:style style:name="P9" style:family="paragraph" style:parent-style-name="Standard">
      <style:text-properties style:font-name="Liberation Serif" officeooo:paragraph-rsid="000b9ae3"/>
    </style:style>
    <style:style style:name="P10" style:family="paragraph" style:parent-style-name="Standard">
      <style:text-properties style:font-name="Liberation Serif" officeooo:rsid="000b9ae3" officeooo:paragraph-rsid="000b9ae3"/>
    </style:style>
    <style:style style:name="P11" style:family="paragraph" style:parent-style-name="Standard">
      <style:text-properties officeooo:paragraph-rsid="0006933e"/>
    </style:style>
    <style:style style:name="P12" style:family="paragraph" style:parent-style-name="Standard">
      <style:text-properties officeooo:rsid="0006e1cb" officeooo:paragraph-rsid="0006e1cb"/>
    </style:style>
    <style:style style:name="P13" style:family="paragraph" style:parent-style-name="Standard">
      <style:text-properties officeooo:paragraph-rsid="0006e1cb"/>
    </style:style>
    <style:style style:name="P14" style:family="paragraph" style:parent-style-name="Standard">
      <style:text-properties officeooo:paragraph-rsid="00076c4c"/>
    </style:style>
    <style:style style:name="P15" style:family="paragraph" style:parent-style-name="Standard">
      <style:text-properties officeooo:paragraph-rsid="00085b15"/>
    </style:style>
    <style:style style:name="P16" style:family="paragraph" style:parent-style-name="Standard">
      <style:text-properties style:text-underline-style="none" officeooo:paragraph-rsid="00085b15"/>
    </style:style>
    <style:style style:name="P17" style:family="paragraph" style:parent-style-name="Standard">
      <style:text-properties officeooo:paragraph-rsid="00095963"/>
    </style:style>
    <style:style style:name="P18" style:family="paragraph" style:parent-style-name="Standard" style:list-style-name="L5">
      <style:text-properties officeooo:paragraph-rsid="00095963"/>
    </style:style>
    <style:style style:name="P19" style:family="paragraph" style:parent-style-name="Standard">
      <style:text-properties officeooo:paragraph-rsid="0009b9fe"/>
    </style:style>
    <style:style style:name="P20" style:family="paragraph" style:parent-style-name="Standard">
      <style:text-properties officeooo:paragraph-rsid="000a128a"/>
    </style:style>
    <style:style style:name="P21" style:family="paragraph" style:parent-style-name="Standard" style:list-style-name="L7">
      <style:text-properties officeooo:paragraph-rsid="000a128a"/>
    </style:style>
    <style:style style:name="P22" style:family="paragraph" style:parent-style-name="Standard">
      <style:text-properties officeooo:paragraph-rsid="000e5712"/>
    </style:style>
    <style:style style:name="P23" style:family="paragraph" style:parent-style-name="Standard" style:list-style-name="L9">
      <style:text-properties officeooo:paragraph-rsid="000e5712"/>
    </style:style>
    <style:style style:name="P24" style:family="paragraph" style:parent-style-name="Standard">
      <style:text-properties officeooo:rsid="000e5712" officeooo:paragraph-rsid="000e5712"/>
    </style:style>
    <style:style style:name="P25" style:family="paragraph" style:parent-style-name="Standard" style:list-style-name="L10">
      <style:text-properties officeooo:paragraph-rsid="000fc74f"/>
    </style:style>
    <style:style style:name="P26" style:family="paragraph" style:parent-style-name="Standard">
      <style:text-properties officeooo:rsid="0011bb9f" officeooo:paragraph-rsid="0011bb9f"/>
    </style:style>
    <style:style style:name="P27" style:family="paragraph" style:parent-style-name="Text_20_body" style:list-style-name="L3"/>
    <style:style style:name="P28" style:family="paragraph" style:parent-style-name="Text_20_body" style:list-style-name="L6"/>
    <style:style style:name="P29" style:family="paragraph" style:parent-style-name="Text_20_body" style:list-style-name="L3">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Heading_20_3">
      <style:text-properties style:font-name="Liberation Serif" style:text-underline-style="solid" style:text-underline-width="auto" style:text-underline-color="font-color" officeooo:paragraph-rsid="00085b15"/>
    </style:style>
    <style:style style:name="P32" style:family="paragraph" style:parent-style-name="Heading_20_3">
      <style:text-properties style:font-name="Liberation Serif" style:text-underline-style="solid" style:text-underline-width="auto" style:text-underline-color="font-color" officeooo:paragraph-rsid="0009b9fe"/>
    </style:style>
    <style:style style:name="T1" style:family="text">
      <style:text-properties officeooo:rsid="00022ba6"/>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e1cb" style:font-weight-asian="normal" style:font-weight-complex="normal"/>
    </style:style>
    <style:style style:name="T4" style:family="text">
      <style:text-properties style:text-underline-style="none" fo:font-weight="normal" officeooo:rsid="00076c4c" style:font-weight-asian="normal" style:font-weight-complex="normal"/>
    </style:style>
    <style:style style:name="T5" style:family="text">
      <style:text-properties style:text-underline-style="none" fo:font-weight="normal" officeooo:rsid="0009b9fe" style:font-weight-asian="normal" style:font-weight-complex="normal"/>
    </style:style>
    <style:style style:name="T6" style:family="text">
      <style:text-properties style:text-underline-style="none" fo:font-weight="normal" officeooo:rsid="000b9ae3" style:font-weight-asian="normal" style:font-weight-complex="normal"/>
    </style:style>
    <style:style style:name="T7" style:family="text">
      <style:text-properties style:text-underline-style="none" officeooo:rsid="00076c4c"/>
    </style:style>
    <style:style style:name="T8" style:family="text">
      <style:text-properties style:text-underline-style="none" officeooo:rsid="0006e1cb"/>
    </style:style>
    <style:style style:name="T9" style:family="text">
      <style:text-properties style:text-underline-style="none" officeooo:rsid="0009b9fe"/>
    </style:style>
    <style:style style:name="T10" style:family="text">
      <style:text-properties officeooo:rsid="0003f8fc"/>
    </style:style>
    <style:style style:name="T11" style:family="text">
      <style:text-properties officeooo:rsid="0004d156"/>
    </style:style>
    <style:style style:name="T12" style:family="text">
      <style:text-properties officeooo:rsid="0005dd47"/>
    </style:style>
    <style:style style:name="T13" style:family="text">
      <style:text-properties style:font-name="Liberation Serif"/>
    </style:style>
    <style:style style:name="T14" style:family="text">
      <style:text-properties style:font-name="Liberation Serif" fo:font-size="12pt" officeooo:rsid="0006933e" style:font-size-asian="12pt" style:font-size-complex="12pt"/>
    </style:style>
    <style:style style:name="T15" style:family="text">
      <style:text-properties style:font-name="Liberation Serif" style:text-underline-style="none" fo:font-weight="normal" style:font-weight-asian="normal" style:font-weight-complex="normal"/>
    </style:style>
    <style:style style:name="T16" style:family="text">
      <style:text-properties style:font-name="Liberation Serif" style:text-underline-style="none" fo:font-weight="normal" officeooo:rsid="0006e1cb" style:font-weight-asian="normal" style:font-weight-complex="normal"/>
    </style:style>
    <style:style style:name="T17" style:family="text">
      <style:text-properties style:font-name="Liberation Serif" style:text-underline-style="none" fo:font-weight="normal" officeooo:rsid="00076c4c" style:font-weight-asian="normal" style:font-weight-complex="normal"/>
    </style:style>
    <style:style style:name="T18" style:family="text">
      <style:text-properties style:font-name="Liberation Serif" style:text-underline-style="none" fo:font-weight="normal" officeooo:rsid="00085b15" style:font-weight-asian="normal" style:font-weight-complex="normal"/>
    </style:style>
    <style:style style:name="T19" style:family="text">
      <style:text-properties style:font-name="Liberation Serif" style:text-underline-style="none" fo:font-weight="normal" officeooo:rsid="00095963" style:font-weight-asian="normal" style:font-weight-complex="normal"/>
    </style:style>
    <style:style style:name="T20" style:family="text">
      <style:text-properties style:font-name="Liberation Serif" style:text-underline-style="none" fo:font-weight="normal" officeooo:rsid="000a128a" style:font-weight-asian="normal" style:font-weight-complex="normal"/>
    </style:style>
    <style:style style:name="T21" style:family="text">
      <style:text-properties style:font-name="Liberation Serif" style:text-underline-style="none" fo:font-weight="normal" officeooo:rsid="000d5e59" style:font-weight-asian="normal" style:font-weight-complex="normal"/>
    </style:style>
    <style:style style:name="T22" style:family="text">
      <style:text-properties style:font-name="Liberation Serif" style:text-underline-style="none" fo:font-weight="normal" officeooo:rsid="000b9ae3" style:font-weight-asian="normal" style:font-weight-complex="normal"/>
    </style:style>
    <style:style style:name="T23" style:family="text">
      <style:text-properties style:font-name="Liberation Serif" style:text-underline-style="none" fo:font-weight="normal" officeooo:rsid="000e5712" style:font-weight-asian="normal" style:font-weight-complex="normal"/>
    </style:style>
    <style:style style:name="T24" style:family="text">
      <style:text-properties style:font-name="Liberation Serif" style:text-underline-style="none" fo:font-weight="normal" officeooo:rsid="000fc74f"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06e1cb" style:font-weight-asian="normal" style:font-weight-complex="normal"/>
    </style:style>
    <style:style style:name="T27" style:family="text">
      <style:text-properties fo:color="#000000" style:text-underline-style="none"/>
    </style:style>
    <style:style style:name="T28" style:family="text">
      <style:text-properties fo:font-size="13.5pt"/>
    </style:style>
    <style:style style:name="T29" style:family="text">
      <style:text-properties fo:font-size="13.5pt"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Q 1. </text:span>Why is software development life cycle important?</text:p>
      <text:p text:style-name="P1"/>
      <text:p text:style-name="P1">ANSWER</text:p>
      <text:p text:style-name="P1"/>
      <text:p text:style-name="P2"><text:tab/>The system development life cycle (SDLC), also know as application development life cycle <text:s/>or software development life cycle. It is a term used to describe a process for planning, desinging, executing, testing and deploying an information system <text:span text:style-name="T10">in software engineeering.</text:span> <text:s/></text:p>
      <text:p text:style-name="P2"/>
      <text:list xml:id="list366445673457165913" text:style-name="L2">
        <text:list-item>
          <text:p text:style-name="P3">SDLC is a process followed for a software project, within a software organization. </text:p>
          <text:p text:style-name="P3"/>
        </text:list-item>
        <text:list-item>
          <text:p text:style-name="P3">It consists of a detailed plan describing how to develop, maintain, replace and alter or enhance specific software. </text:p>
          <text:p text:style-name="P3"/>
        </text:list-item>
        <text:list-item>
          <text:p text:style-name="P3">The life cycle defines a methodology for improving the quality of software and the overall development process.</text:p>
          <text:p text:style-name="P3"/>
        </text:list-item>
        <text:list-item>
          <text:p text:style-name="P3"><text:span text:style-name="T11">SDLC </text:span>is a well-defined, structured sequence of stages in software engineering to develop the intended software product. </text:p>
        </text:list-item>
      </text:list>
      <text:p text:style-name="P4"><text:span text:style-name="T1"><text:tab/></text:span></text:p>
      <text:p text:style-name="P4"/>
      <text:p text:style-name="P4"/>
      <text:p text:style-name="P5"><text:span text:style-name="T12">Q 2. </text:span>Come up with Entry and Exit criteria for each phases ofproject management life cycle</text:p>
      <text:p text:style-name="P5"/>
      <text:p text:style-name="P6">ANSWER</text:p>
      <text:p text:style-name="P6"/>
      <text:p text:style-name="P11"><text:span text:style-name="T14"><text:tab/></text:span><text:span text:style-name="T25">Project management is the application of processes, methods, knowledge, skills and experience to achieve the project objectives. <text:s/>A project is a unique, transient endeavour, undertaken to achieve planned objectives, which could be defined in terms of outputs, outcomes or benefits.</text:span></text:p>
      <text:p text:style-name="P12"><text:span text:style-name="T25">The entry criteria deals with different materials which is used as the starting element in each phase.</text:span></text:p>
      <text:p text:style-name="P12"><text:span text:style-name="T25">The exit criteria deals with outcome of each phase..</text:span></text:p>
      <text:p text:style-name="P12"><text:span text:style-name="T25"/></text:p>
      <text:p text:style-name="P13"><text:span text:style-name="T26">Phase 1:</text:span><text:span text:style-name="T2">Project Initiation</text:span></text:p>
      <text:p text:style-name="P13"><text:span text:style-name="T2"/></text:p>
      <text:p text:style-name="P14"><text:span text:style-name="T2"><text:tab/></text:span><text:span text:style-name="T3">Entry criteria - business case </text:span><text:span text:style-name="T4">it is define the project at a broad level.</text:span></text:p>
      <text:p text:style-name="P15"><text:span text:style-name="T4"><text:tab/>Exit criteria - project initiation document (PID) that outlines the purpose and requirements <text:tab/><text:tab/><text:tab/>of the project.</text:span><text:span text:style-name="T3"> </text:span></text:p>
      <text:p text:style-name="P15"><text:span text:style-name="T3"/></text:p>
      <text:p text:style-name="P16"><text:span text:style-name="T25">Phase 2: Project Planning</text:span></text:p>
      <text:p text:style-name="P12"><text:span text:style-name="T25"/></text:p>
      <text:p text:style-name="P15"><text:span text:style-name="T13"><text:tab/></text:span><text:span text:style-name="T16">Entry criteria - </text:span><text:span text:style-name="T18">S</text:span><text:span text:style-name="T4">etting goals are S.M.A.R.T. and CLEAR</text:span></text:p>
      <text:p text:style-name="P15"><text:span text:style-name="T4"><text:tab/><text:tab/><text:tab/><text:tab/></text:span><text:span text:style-name="Strong_20_Emphasis"><text:span text:style-name="T7">S</text:span></text:span><text:span text:style-name="T4">pecific – To set specific goals, answer the following questions: who, <text:tab/><text:tab/><text:tab/><text:tab/>what, where, when, which, and why.<text:line-break/><text:tab/><text:tab/><text:tab/><text:tab/></text:span><text:span text:style-name="Strong_20_Emphasis"><text:span text:style-name="T7">M</text:span></text:span><text:span text:style-name="T4">easurable – Create criteria that you can use to measure the success <text:tab/><text:tab/><text:tab/><text:tab/><text:tab/>of a goal.<text:line-break/><text:tab/><text:tab/><text:tab/><text:tab/></text:span><text:span text:style-name="Strong_20_Emphasis"><text:span text:style-name="T7">A</text:span></text:span><text:span text:style-name="T4">ttainable – Identify the most important goals and what it will take to <text:tab/><text:tab/><text:tab/><text:tab/>achieve them.<text:line-break/><text:tab/><text:tab/><text:tab/><text:tab/></text:span><text:span text:style-name="Strong_20_Emphasis"><text:span text:style-name="T7">R</text:span></text:span><text:span text:style-name="T4">ealistic – You should be willing and able to work toward a particular <text:tab/><text:tab/><text:tab/><text:tab/>goal.<text:line-break/><text:tab/><text:tab/><text:tab/><text:tab/></text:span><text:span text:style-name="Strong_20_Emphasis"><text:span text:style-name="T7">T</text:span></text:span><text:span text:style-name="T4">imely – Create a timeframe to achieve the goal.</text:span></text:p>
      <text:p text:style-name="P17"><text:span text:style-name="T17"><text:tab/>Exit criteria - <text:s text:c="2"/></text:span><text:span text:style-name="T19">project manager create different document such as</text:span></text:p>
      <text:p text:style-name="P17"><text:span text:style-name="Strong_20_Emphasis"><text:span text:style-name="T17"/></text:span></text:p>
      <text:list xml:id="list1201431077421953106" text:style-name="L5">
        <text:list-item>
          <text:p text:style-name="P18"><text:soft-page-break/><text:span text:style-name="Strong_20_Emphasis"><text:span text:style-name="T8">Scope Statement</text:span></text:span><text:span text:style-name="T3"> – A document that clearly defines the business need, benefits of the project, objectives, deliverables, and key milestones. A scope statement may change during the project, but it shouldn’t be done without the approval of the project manager and the sponsor.</text:span></text:p>
        </text:list-item>
      </text:list>
      <text:list xml:id="list4861467595620404154" text:style-name="L3">
        <text:list-item>
          <text:p text:style-name="P29"><text:span text:style-name="Strong_20_Emphasis">Work Breakdown Schedule (WBS) </text:span>–This is a visual representation that breaks down the scope of the project into manageable sections for the team.</text:p>
        </text:list-item>
        <text:list-item>
          <text:p text:style-name="P29"><text:span text:style-name="Strong_20_Emphasis">Milestones</text:span> – Identify high-level goals that need to be met throughout the project and include them in the Gantt chart.</text:p>
        </text:list-item>
        <text:list-item>
          <text:p text:style-name="P29"><text:a xlink:type="simple" xlink:href="https://www.smartsheet.com/gantt-chart-software" office:target-frame-name="_blank" xlink:show="new" text:style-name="Internet_20_link" text:visited-style-name="Visited_20_Internet_20_Link"><text:span text:style-name="Strong_20_Emphasis"><text:span text:style-name="T27">Gantt Chart</text:span></text:span></text:a><text:span text:style-name="T27"> </text:span>– A visual timeline that you can use to plan out tasks and visualize your project timeline.</text:p>
        </text:list-item>
        <text:list-item>
          <text:p text:style-name="P29"><text:span text:style-name="Strong_20_Emphasis">Communication Plan</text:span> – This is of particular importance if your project involves outside stakeholders. Develop the proper messaging around the project and create a schedule of when to communicate with team members based on deliverables and milestones.</text:p>
        </text:list-item>
        <text:list-item>
          <text:p text:style-name="P27"><text:span text:style-name="Strong_20_Emphasis">Risk Management Plan</text:span> – Identify all foreseeable risks. Common risks include unrealistic time and cost estimates, customer review cycle, budget cuts, changing requirements, and lack of committed resources.</text:p>
        </text:list-item>
      </text:list>
      <text:h text:style-name="P31" text:outline-level="3"><text:span text:style-name="T3">Phase 3: Project Execution</text:span></text:h>
      <text:p text:style-name="P7"><text:span text:style-name="T3"/></text:p>
      <text:p text:style-name="P8"><text:span text:style-name="T3"><text:tab/>Entry criteria – </text:span><text:span text:style-name="T5">different kind of document which inclluding the meeting, status report, development update etc.</text:span></text:p>
      <text:p text:style-name="P8"><text:span text:style-name="T4"><text:tab/>Exit criteria – </text:span><text:span text:style-name="T5">detailed document which contain the total execution strategies.</text:span></text:p>
      <text:h text:style-name="P32" text:outline-level="3"><text:span text:style-name="T5">Phase 4: Project Performance/Monitoring</text:span></text:h>
      <text:p text:style-name="P8"><text:span text:style-name="T5"><text:s/><text:tab/></text:span></text:p>
      <text:p text:style-name="P19"><text:span text:style-name="T16"><text:tab/>Entry criteria –</text:span><text:span text:style-name="T5">key performance indicators (KPIs) to determine if the project is on track. </text:span></text:p>
      <text:p text:style-name="P20"><text:span text:style-name="T17"><text:tab/>Exit criteria – <text:s/></text:span><text:span text:style-name="T20">performance measure document contain </text:span></text:p>
      <text:list xml:id="list6655348614670927793" text:style-name="L7">
        <text:list-item>
          <text:p text:style-name="P21"><text:span text:style-name="Strong_20_Emphasis"><text:span text:style-name="T9">Project Objectives</text:span></text:span><text:span text:style-name="T5">: Measuring if a project is on schedule and budget is an indication if the project will meet stakeholder objectives.</text:span></text:p>
        </text:list-item>
      </text:list>
      <text:list xml:id="list184770646090986503" text:style-name="L6">
        <text:list-item>
          <text:p text:style-name="P30"><text:span text:style-name="Strong_20_Emphasis">Quality Deliverables</text:span>: This determines if specific task deliverables are being met.</text:p>
        </text:list-item>
        <text:list-item>
          <text:p text:style-name="P30"><text:span text:style-name="Strong_20_Emphasis">Effort and Cost Tracking:</text:span> PMs will account for the effort and cost of resources to see if the budget is on track. This type of tracking informs if a project will meet its completion date based on current performance.</text:p>
        </text:list-item>
        <text:list-item>
          <text:p text:style-name="P28"><text:span text:style-name="Strong_20_Emphasis">Project Performance:</text:span> This monitors changes in the project. It takes into consideration the amount and types of issues that arise and how quickly they are addressed. These can occur from unforeseen hurdles and scope changes.</text:p>
        </text:list-item>
      </text:list>
      <text:h text:style-name="P32" text:outline-level="3"><text:span text:style-name="T5">Phase 5: Project Closure</text:span></text:h>
      <text:p text:style-name="P8"><text:span text:style-name="T5"><text:tab/></text:span></text:p>
      <text:p text:style-name="P9"><text:span text:style-name="T5"><text:tab/></text:span><text:span text:style-name="T3">Entry criteria – </text:span><text:span text:style-name="T6">contain total project information</text:span><text:span text:style-name="T5">.</text:span></text:p>
      <text:p text:style-name="P9"><text:span text:style-name="T4"><text:tab/>Exit criteria – </text:span><text:span text:style-name="T6">documents contain lesions learned for this project</text:span><text:span text:style-name="T5">.</text:span></text:p>
      <text:p text:style-name="P9"><text:span text:style-name="T5"/></text:p>
      <text:p text:style-name="P9"><text:span text:style-name="T5"/></text:p>
      <text:p text:style-name="P9"><text:span text:style-name="T5"/></text:p>
      <text:p text:style-name="P9"><text:span text:style-name="T5"/></text:p>
      <text:p text:style-name="P9"><text:soft-page-break/><text:span text:style-name="T5"/></text:p>
      <text:p text:style-name="P9"><text:span text:style-name="T5">Q </text:span><text:span text:style-name="T6">3. </text:span><text:span text:style-name="T29">What are the roles of a Business Analyst? Why is Business Analysis crucial </text:span><text:span text:style-name="T28">for a project success?</text:span></text:p>
      <text:p text:style-name="P10"><text:span text:style-name="T2"/></text:p>
      <text:p text:style-name="P10"><text:span text:style-name="T2">ANSWER</text:span></text:p>
      <text:p text:style-name="P10"><text:span text:style-name="T2"/></text:p>
      <text:p text:style-name="P22"><text:span text:style-name="T22"><text:tab/></text:span><text:span text:style-name="T21">A business analyst works as a liaison among stakeholders in order to elicit, analyze, communicate, and validate requirements for change <text:s/>to business processes, policies, and information systems.</text:span></text:p>
      <text:list xml:id="list6009289825099933842" text:style-name="L9">
        <text:list-item>
          <text:p text:style-name="P23"><text:span text:style-name="T21">Business Analysis Planning and Monitoring</text:span></text:p>
        </text:list-item>
        <text:list-item>
          <text:p text:style-name="P23"><text:span text:style-name="T21">Elicitation</text:span></text:p>
        </text:list-item>
        <text:list-item>
          <text:p text:style-name="P23"><text:span text:style-name="T21"><text:s/>Requirements Management and Communication</text:span></text:p>
        </text:list-item>
        <text:list-item>
          <text:p text:style-name="P23"><text:span text:style-name="T21"><text:s/>Enterprise Analysis</text:span></text:p>
        </text:list-item>
        <text:list-item>
          <text:p text:style-name="P23"><text:span text:style-name="T21">Requirement Analysis</text:span></text:p>
        </text:list-item>
        <text:list-item>
          <text:p text:style-name="P23"><text:span text:style-name="T21">Solution Assessment</text:span></text:p>
        </text:list-item>
      </text:list>
      <text:p text:style-name="P26"><text:span text:style-name="T15">Business analyst define and discribe the project in initial stage. <text:s/></text:span></text:p>
      <text:p text:style-name="P22"><text:span text:style-name="T21"/></text:p>
      <text:p text:style-name="P22"><text:span text:style-name="T21">Q </text:span><text:span text:style-name="T23">4. </text:span><text:span text:style-name="T15">Define the roles and responsibilities of a Project Manager</text:span></text:p>
      <text:p text:style-name="P22"><text:span text:style-name="T23"/></text:p>
      <text:p text:style-name="P24"><text:span text:style-name="T15">ANSWER</text:span></text:p>
      <text:p text:style-name="P24"><text:span text:style-name="T15"/></text:p>
      <text:list xml:id="list1886084507947144456" text:style-name="L10">
        <text:list-item>
          <text:p text:style-name="P25"><text:span text:style-name="T24">Takes ownership of the whole project</text:span></text:p>
        </text:list-item>
        <text:list-item>
          <text:p text:style-name="P25"><text:span text:style-name="T24"><text:s/>Is proactive not reactive</text:span></text:p>
        </text:list-item>
        <text:list-item>
          <text:p text:style-name="P25"><text:span text:style-name="T24"><text:s/>Adequately plans the project</text:span></text:p>
        </text:list-item>
        <text:list-item>
          <text:p text:style-name="P25"><text:span text:style-name="T24"><text:s/>Is Authoritative (NOT Authoritarian)</text:span></text:p>
        </text:list-item>
        <text:list-item>
          <text:p text:style-name="P25"><text:span text:style-name="T24"><text:s/>Is Decisive</text:span></text:p>
        </text:list-item>
        <text:list-item>
          <text:p text:style-name="P25"><text:span text:style-name="T24">Is a Good Communicator</text:span></text:p>
        </text:list-item>
        <text:list-item>
          <text:p text:style-name="P25"><text:span text:style-name="T24">Manages by data and facts not uniformed optimism</text:span></text:p>
        </text:list-item>
        <text:list-item>
          <text:p text:style-name="P25"><text:span text:style-name="T24"><text:s/>Leads by example</text:span></text:p>
        </text:list-item>
        <text:list-item>
          <text:p text:style-name="P25"><text:span text:style-name="T24"><text:s/>Has sound JudgementIs a Motivator</text:span></text:p>
        </text:list-item>
        <text:list-item>
          <text:p text:style-name="P25"><text:span text:style-name="T24"><text:s/>Is Diplomatic</text:span></text:p>
        </text:list-item>
        <text:list-item>
          <text:p text:style-name="P25"><text:span text:style-name="T24"><text:s/>Can Deleg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7:56.640253887</meta:creation-date>
    <dc:date>2016-08-16T20:27:38.377708967</dc:date>
    <meta:editing-duration>PT38M36S</meta:editing-duration>
    <meta:editing-cycles>15</meta:editing-cycles>
    <meta:generator>LibreOffice/5.1.4.2$Linux_X86_64 LibreOffice_project/10m0$Build-2</meta:generator>
    <meta:document-statistic meta:table-count="0" meta:image-count="0" meta:object-count="0" meta:page-count="3" meta:paragraph-count="67" meta:word-count="825" meta:character-count="5306" meta:non-whitespace-character-count="4478"/>
  </office:meta>
</office:document-meta>
</file>